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4pt" style:font-name-asian="ＭＳ Ｐゴシック" style:font-size-asian="14pt" style:font-name-complex="Mangal" style:font-size-complex="14pt"/>
    </style:style>
    <style:style style:name="ce11" style:family="table-cell" style:parent-style-name="Default">
      <style:text-properties style:font-name="Arial" fo:font-size="14pt" style:font-name-asian="ＭＳ Ｐゴシック" style:font-size-asian="14pt" style:font-name-complex="Mangal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1" table:default-cell-style-name="ce7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Age</text:p>
          </table:table-cell>
          <table:table-cell table:style-name="ce2" office:value-type="string">
            <text:p>Experience</text:p>
          </table:table-cell>
          <table:table-cell table:style-name="ce2" office:value-type="string">
            <text:p>Rank</text:p>
          </table:table-cell>
          <table:table-cell table:style-name="ce8" office:value-type="string">
            <text:p>&gt;=6.5</text:p>
          </table:table-cell>
          <table:table-cell table:style-name="ce2" office:value-type="string">
            <text:p>Nationality</text:p>
          </table:table-cell>
          <table:table-cell table:style-name="ce2" office:value-type="string">
            <text:p>Go</text:p>
          </table:table-cell>
          <table:table-cell/>
          <table:table-cell office:value-type="string">
            <text:p>rank-threshold</text:p>
          </table:table-cell>
          <table:table-cell office:value-type="float" office:value="6.5">
            <text:p>6.5</text:p>
          </table:table-cell>
          <table:table-cell/>
          <table:table-cell table:style-name="ce2" office:value-type="string">
            <text:p>Age</text:p>
          </table:table-cell>
          <table:table-cell table:style-name="ce2" office:value-type="string">
            <text:p>Experience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Nationality</text:p>
          </table:table-cell>
          <table:table-cell table:style-name="ce2" office:value-type="string">
            <text:p>G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8" table:formula="of:=IF([.D3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36">
            <text:p>3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2">
            <text:p>4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8" table:formula="of:=IF([.D4]&gt;=[.$J$2];1;0)" office:value-type="float" office:value="0">
            <text:p>0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/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/>
          <table:table-cell table:style-name="ce2" office:value-type="float" office:value="42">
            <text:p>4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table:formula="of:=IF([.D5]&gt;=[.$J$2];1;0)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table:number-columns-repeated="2" table:style-name="ce2" office:value-type="float" office:value="4">
            <text:p>4</text:p>
          </table:table-cell>
          <table:table-cell table:style-name="ce8" table:formula="of:=IF([.D6]&gt;=[.$J$2];1;0)" office:value-type="float" office:value="0">
            <text:p>0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52">
            <text:p>5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8" table:formula="of:=IF([.D7]&gt;=[.$J$2];1;0)" office:value-type="float" office:value="1">
            <text:p>1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43">
            <text:p>4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8" table:formula="of:=IF([.D8]&gt;=[.$J$2];1;0)" office:value-type="float" office:value="0">
            <text:p>0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44">
            <text:p>4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66">
            <text:p>6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table:formula="of:=IF([.D9]&gt;=[.$J$2];1;0)" office:value-type="float" office:value="1">
            <text:p>1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66">
            <text:p>6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8" table:formula="of:=IF([.D10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35">
            <text:p>3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8" table:formula="of:=IF([.D11]&gt;=[.$J$2];1;0)" office:value-type="float" office:value="1">
            <text:p>1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52">
            <text:p>5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8" table:formula="of:=IF([.D12]&gt;=[.$J$2];1;0)" office:value-type="float" office:value="1">
            <text:p>1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8" table:formula="of:=IF([.D13]&gt;=[.$J$2];1;0)" office:value-type="float" office:value="0">
            <text:p>0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table:formula="of:=IF([.D14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9">
            <text:p>9</text:p>
          </table:table-cell>
          <table:table-cell table:style-name="ce8" table:formula="of:=IF([.D15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&gt;=6.5</text:p>
          </table:table-cell>
          <table:table-cell table:style-name="ce5" office:value-type="float" office:value="1">
            <text:p>1</text:p>
          </table:table-cell>
          <table:table-cell table:style-name="ce9" table:formula="of:=COUNTIF([.E3:.E15];1)" office:value-type="float" office:value="8">
            <text:p>8</text:p>
          </table:table-cell>
          <table:table-cell table:style-name="ce11"/>
          <table:table-cell/>
          <table:table-cell office:value-type="string">
            <text:p>gini=</text:p>
          </table:table-cell>
          <table:table-cell table:formula="of:=1-POWER(([.I18]/[.I20]);2)-POWER(([.I19]/[.I20]);2)" office:value-type="float" office:value="0.497041420118343">
            <text:p>0.497041420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/>
          <table:table-cell table:style-name="ce6" office:value-type="float" office:value="0">
            <text:p>0</text:p>
          </table:table-cell>
          <table:table-cell table:style-name="ce10" table:formula="of:=COUNTIF([.E3:.E15];[.D18])" office:value-type="float" office:value="5">
            <text:p>5</text:p>
          </table:table-cell>
          <table:table-cell table:number-columns-repeated="2"/>
          <table:table-cell office:value-type="string">
            <text:p>yes</text:p>
          </table:table-cell>
          <table:table-cell table:formula="of:=COUNTIF([.G3:.G15];[.I4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no</text:p>
          </table:table-cell>
          <table:table-cell table:style-name="ce11" table:formula="of:=COUNTIF([.G3:.G15];[.J4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n=</text:p>
          </table:table-cell>
          <table:table-cell table:formula="of:=COUNTA([.G3:.G15])" office:value-type="float" office:value="13">
            <text:p>1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2021/04/19</text:date>, <text:time>14:3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19T14:28:52.13</meta:creation-date>
    <dc:date>2021-04-19T14:38:53.31</dc:date>
    <dc:creator>iwabuchi ken</dc:creator>
    <meta:editing-duration>PT10M16S</meta:editing-duration>
    <meta:editing-cycles>2</meta:editing-cycles>
    <meta:generator>OpenOffice/4.1.3$Win32 OpenOffice.org_project/413m1$Build-9783</meta:generator>
    <meta:document-statistic meta:table-count="3" meta:cell-count="171" meta:object-count="0"/>
  </office:meta>
</office:document-meta>
</file>